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058cm"/>
    </style:style>
    <style:style style:name="co7" style:family="table-column">
      <style:table-column-properties fo:break-before="auto" style:column-width="1.513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141cm"/>
    </style:style>
    <style:style style:name="co11" style:family="table-column">
      <style:table-column-properties fo:break-before="auto" style:column-width="3.501cm"/>
    </style:style>
    <style:style style:name="co12" style:family="table-column">
      <style:table-column-properties fo:break-before="auto" style:column-width="2.307cm"/>
    </style:style>
    <style:style style:name="co13" style:family="table-column">
      <style:table-column-properties fo:break-before="auto" style:column-width="1.78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4.417cm"/>
    </style:style>
    <style:style style:name="co16" style:family="table-column">
      <style:table-column-properties fo:break-before="auto" style:column-width="2.669cm"/>
    </style:style>
    <style:style style:name="co17" style:family="table-column">
      <style:table-column-properties fo:break-before="auto" style:column-width="3.14cm"/>
    </style:style>
    <style:style style:name="co18" style:family="table-column">
      <style:table-column-properties fo:break-before="auto" style:column-width="3.556cm"/>
    </style:style>
    <style:style style:name="co19" style:family="table-column">
      <style:table-column-properties fo:break-before="auto" style:column-width="3.362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Default"/>
          <table:table-cell office:value-type="string">
            <text:p>puolue_lyh</text:p>
          </table:table-cell>
          <table:table-cell office:value-type="string">
            <text:p>ilmoittaneita</text:p>
          </table:table-cell>
          <table:table-cell office:value-type="string">
            <text:p>rahoitus_tot</text:p>
          </table:table-cell>
          <table:table-cell office:value-type="string">
            <text:p>kulut_tot</text:p>
          </table:table-cell>
          <table:table-cell office:value-type="string">
            <text:p>omat_varat</text:p>
          </table:table-cell>
          <table:table-cell office:value-type="string">
            <text:p>lainat</text:p>
          </table:table-cell>
          <table:table-cell office:value-type="string">
            <text:p>yksityinen_tuki</text:p>
          </table:table-cell>
          <table:table-cell office:value-type="string">
            <text:p>yritys_tuki</text:p>
          </table:table-cell>
          <table:table-cell office:value-type="string">
            <text:p>puolue_tuki</text:p>
          </table:table-cell>
          <table:table-cell office:value-type="string">
            <text:p>puolueyhdistys_tuki</text:p>
          </table:table-cell>
          <table:table-cell office:value-type="string">
            <text:p>valitettu_tuki</text:p>
          </table:table-cell>
          <table:table-cell office:value-type="string">
            <text:p>muu_tuki</text:p>
          </table:table-cell>
          <table:table-cell office:value-type="string">
            <text:p>vaalimainonta</text:p>
          </table:table-cell>
          <table:table-cell office:value-type="string">
            <text:p>vaalimainonta_suunnittelu</text:p>
          </table:table-cell>
          <table:table-cell office:value-type="string">
            <text:p>ehdokkaita_tot</text:p>
          </table:table-cell>
          <table:table-cell office:value-type="string">
            <text:p>ilmoittaneita_pros</text:p>
          </table:table-cell>
          <table:table-cell office:value-type="string">
            <text:p>suht_rahoitus</text:p>
          </table:table-cell>
          <table:table-cell office:value-type="string">
            <text:p>suht_yritys_rahoitus</text:p>
          </table:table-cell>
          <table:table-cell office:value-type="string">
            <text:p>suht_vaalimainonta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ITSP</text:p>
          </table:table-cell>
          <table:table-cell office:value-type="float" office:value="1">
            <text:p>1</text:p>
          </table:table-cell>
          <table:table-cell table:number-columns-repeated="3"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string">
            <text:p>0.0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KD</text:p>
          </table:table-cell>
          <table:table-cell office:value-type="float" office:value="19">
            <text:p>19</text:p>
          </table:table-cell>
          <table:table-cell office:value-type="float" office:value="162348">
            <text:p>162348</text:p>
          </table:table-cell>
          <table:table-cell office:value-type="float" office:value="166289">
            <text:p>166289</text:p>
          </table:table-cell>
          <table:table-cell office:value-type="float" office:value="60994">
            <text:p>60994</text:p>
          </table:table-cell>
          <table:table-cell office:value-type="float" office:value="7000">
            <text:p>7000</text:p>
          </table:table-cell>
          <table:table-cell office:value-type="float" office:value="17327">
            <text:p>17327</text:p>
          </table:table-cell>
          <table:table-cell office:value-type="float" office:value="3789">
            <text:p>3789</text:p>
          </table:table-cell>
          <table:table-cell office:value-type="float" office:value="11198">
            <text:p>11198</text:p>
          </table:table-cell>
          <table:table-cell office:value-type="float" office:value="50740">
            <text:p>50740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office:value-type="float" office:value="121403">
            <text:p>121403</text:p>
          </table:table-cell>
          <table:table-cell office:value-type="float" office:value="2148">
            <text:p>2148</text:p>
          </table:table-cell>
          <table:table-cell office:value-type="float" office:value="191">
            <text:p>191</text:p>
          </table:table-cell>
          <table:table-cell office:value-type="string">
            <text:p>0.1</text:p>
          </table:table-cell>
          <table:table-cell office:value-type="string">
            <text:p>8544.63</text:p>
          </table:table-cell>
          <table:table-cell office:value-type="string">
            <text:p>199.42</text:p>
          </table:table-cell>
          <table:table-cell office:value-type="string">
            <text:p>6389.6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KESK</text:p>
          </table:table-cell>
          <table:table-cell office:value-type="float" office:value="136">
            <text:p>136</text:p>
          </table:table-cell>
          <table:table-cell office:value-type="float" office:value="2360537">
            <text:p>2360537</text:p>
          </table:table-cell>
          <table:table-cell office:value-type="float" office:value="2326510">
            <text:p>2326510</text:p>
          </table:table-cell>
          <table:table-cell office:value-type="float" office:value="874335">
            <text:p>874335</text:p>
          </table:table-cell>
          <table:table-cell office:value-type="float" office:value="205000">
            <text:p>205000</text:p>
          </table:table-cell>
          <table:table-cell office:value-type="float" office:value="415326">
            <text:p>415326</text:p>
          </table:table-cell>
          <table:table-cell office:value-type="float" office:value="408146">
            <text:p>408146</text:p>
          </table:table-cell>
          <table:table-cell office:value-type="float" office:value="56355">
            <text:p>56355</text:p>
          </table:table-cell>
          <table:table-cell office:value-type="float" office:value="254378">
            <text:p>254378</text:p>
          </table:table-cell>
          <table:table-cell office:value-type="float" office:value="14550">
            <text:p>14550</text:p>
          </table:table-cell>
          <table:table-cell office:value-type="float" office:value="98442">
            <text:p>98442</text:p>
          </table:table-cell>
          <table:table-cell office:value-type="float" office:value="1751419">
            <text:p>1751419</text:p>
          </table:table-cell>
          <table:table-cell office:value-type="float" office:value="107011">
            <text:p>107011</text:p>
          </table:table-cell>
          <table:table-cell office:value-type="float" office:value="233">
            <text:p>233</text:p>
          </table:table-cell>
          <table:table-cell office:value-type="string">
            <text:p>0.58</text:p>
          </table:table-cell>
          <table:table-cell office:value-type="string">
            <text:p>17356.89</text:p>
          </table:table-cell>
          <table:table-cell office:value-type="string">
            <text:p>3001.07</text:p>
          </table:table-cell>
          <table:table-cell office:value-type="string">
            <text:p>12878.08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KOK</text:p>
          </table:table-cell>
          <table:table-cell office:value-type="float" office:value="26">
            <text:p>26</text:p>
          </table:table-cell>
          <table:table-cell office:value-type="float" office:value="1435675">
            <text:p>1435675</text:p>
          </table:table-cell>
          <table:table-cell office:value-type="float" office:value="1438321">
            <text:p>1438321</text:p>
          </table:table-cell>
          <table:table-cell office:value-type="float" office:value="312347">
            <text:p>312347</text:p>
          </table:table-cell>
          <table:table-cell office:value-type="float" office:value="70000">
            <text:p>70000</text:p>
          </table:table-cell>
          <table:table-cell office:value-type="float" office:value="91636">
            <text:p>91636</text:p>
          </table:table-cell>
          <table:table-cell office:value-type="float" office:value="138072">
            <text:p>138072</text:p>
          </table:table-cell>
          <table:table-cell office:value-type="float" office:value="2000">
            <text:p>2000</text:p>
          </table:table-cell>
          <table:table-cell office:value-type="float" office:value="46790">
            <text:p>46790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517337">
            <text:p>517337</text:p>
          </table:table-cell>
          <table:table-cell office:value-type="float" office:value="35047">
            <text:p>35047</text:p>
          </table:table-cell>
          <table:table-cell office:value-type="float" office:value="232">
            <text:p>232</text:p>
          </table:table-cell>
          <table:table-cell office:value-type="string">
            <text:p>0.11</text:p>
          </table:table-cell>
          <table:table-cell office:value-type="string">
            <text:p>55218.27</text:p>
          </table:table-cell>
          <table:table-cell office:value-type="string">
            <text:p>5310.46</text:p>
          </table:table-cell>
          <table:table-cell office:value-type="string">
            <text:p>19897.58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M11</text:p>
          </table:table-cell>
          <table:table-cell office:value-type="float" office:value="20">
            <text:p>20</text:p>
          </table:table-cell>
          <table:table-cell office:value-type="float" office:value="7239">
            <text:p>7239</text:p>
          </table:table-cell>
          <table:table-cell office:value-type="float" office:value="7654">
            <text:p>7654</text:p>
          </table:table-cell>
          <table:table-cell office:value-type="float" office:value="4943">
            <text:p>4943</text:p>
          </table:table-cell>
          <table:table-cell office:value-type="float" office:value="0">
            <text:p>0</text:p>
          </table:table-cell>
          <table:table-cell office:value-type="float" office:value="2111">
            <text:p>2111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6">
            <text:p>416</text:p>
          </table:table-cell>
          <table:table-cell office:value-type="float" office:value="6665">
            <text:p>6665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string">
            <text:p>0.3</text:p>
          </table:table-cell>
          <table:table-cell office:value-type="string">
            <text:p>361.95</text:p>
          </table:table-cell>
          <table:table-cell table:style-name="ce1" office:value-type="string">
            <text:p>3.75</text:p>
          </table:table-cell>
          <table:table-cell office:value-type="string">
            <text:p>333.25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PIR</text:p>
          </table:table-cell>
          <table:table-cell office:value-type="float" office:value="83">
            <text:p>83</text:p>
          </table:table-cell>
          <table:table-cell office:value-type="float" office:value="13153">
            <text:p>13153</text:p>
          </table:table-cell>
          <table:table-cell office:value-type="float" office:value="14198">
            <text:p>14198</text:p>
          </table:table-cell>
          <table:table-cell office:value-type="float" office:value="9621">
            <text:p>9621</text:p>
          </table:table-cell>
          <table:table-cell office:value-type="float" office:value="0">
            <text:p>0</text:p>
          </table:table-cell>
          <table:table-cell office:value-type="float" office:value="1121">
            <text:p>1121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7285">
            <text:p>7285</text:p>
          </table:table-cell>
          <table:table-cell office:value-type="float" office:value="101">
            <text:p>101</text:p>
          </table:table-cell>
          <table:table-cell office:value-type="float" office:value="127">
            <text:p>127</text:p>
          </table:table-cell>
          <table:table-cell office:value-type="string">
            <text:p>0.65</text:p>
          </table:table-cell>
          <table:table-cell office:value-type="string">
            <text:p>158.47</text:p>
          </table:table-cell>
          <table:table-cell table:style-name="ce1" office:value-type="string">
            <text:p>3.61</text:p>
          </table:table-cell>
          <table:table-cell office:value-type="string">
            <text:p>87.77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PS</text:p>
          </table:table-cell>
          <table:table-cell office:value-type="float" office:value="50">
            <text:p>50</text:p>
          </table:table-cell>
          <table:table-cell office:value-type="float" office:value="335693">
            <text:p>335693</text:p>
          </table:table-cell>
          <table:table-cell office:value-type="float" office:value="337459">
            <text:p>337459</text:p>
          </table:table-cell>
          <table:table-cell office:value-type="float" office:value="234625">
            <text:p>234625</text:p>
          </table:table-cell>
          <table:table-cell office:value-type="float" office:value="2000">
            <text:p>2000</text:p>
          </table:table-cell>
          <table:table-cell office:value-type="float" office:value="38853">
            <text:p>38853</text:p>
          </table:table-cell>
          <table:table-cell office:value-type="float" office:value="25039">
            <text:p>25039</text:p>
          </table:table-cell>
          <table:table-cell office:value-type="float" office:value="12776">
            <text:p>12776</text:p>
          </table:table-cell>
          <table:table-cell office:value-type="float" office:value="24641">
            <text:p>24641</text:p>
          </table:table-cell>
          <table:table-cell office:value-type="float" office:value="0">
            <text:p>0</text:p>
          </table:table-cell>
          <table:table-cell office:value-type="float" office:value="8300">
            <text:p>8300</text:p>
          </table:table-cell>
          <table:table-cell office:value-type="float" office:value="288734">
            <text:p>288734</text:p>
          </table:table-cell>
          <table:table-cell office:value-type="float" office:value="3350">
            <text:p>3350</text:p>
          </table:table-cell>
          <table:table-cell office:value-type="float" office:value="238">
            <text:p>238</text:p>
          </table:table-cell>
          <table:table-cell office:value-type="string">
            <text:p>0.21</text:p>
          </table:table-cell>
          <table:table-cell office:value-type="string">
            <text:p>6713.86</text:p>
          </table:table-cell>
          <table:table-cell office:value-type="string">
            <text:p>500.78</text:p>
          </table:table-cell>
          <table:table-cell office:value-type="string">
            <text:p>5774.68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RKP</text:p>
          </table:table-cell>
          <table:table-cell office:value-type="float" office:value="10">
            <text:p>10</text:p>
          </table:table-cell>
          <table:table-cell office:value-type="float" office:value="92865">
            <text:p>92865</text:p>
          </table:table-cell>
          <table:table-cell office:value-type="float" office:value="93120">
            <text:p>93120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7090">
            <text:p>7090</text:p>
          </table:table-cell>
          <table:table-cell office:value-type="float" office:value="23765">
            <text:p>23765</text:p>
          </table:table-cell>
          <table:table-cell office:value-type="float" office:value="15850">
            <text:p>15850</text:p>
          </table:table-cell>
          <table:table-cell office:value-type="float" office:value="22530">
            <text:p>22530</text:p>
          </table:table-cell>
          <table:table-cell office:value-type="float" office:value="12000">
            <text:p>12000</text:p>
          </table:table-cell>
          <table:table-cell office:value-type="float" office:value="7230">
            <text:p>7230</text:p>
          </table:table-cell>
          <table:table-cell office:value-type="float" office:value="75119">
            <text:p>75119</text:p>
          </table:table-cell>
          <table:table-cell office:value-type="float" office:value="6250">
            <text:p>6250</text:p>
          </table:table-cell>
          <table:table-cell office:value-type="float" office:value="83">
            <text:p>83</text:p>
          </table:table-cell>
          <table:table-cell office:value-type="string">
            <text:p>0.12</text:p>
          </table:table-cell>
          <table:table-cell office:value-type="string">
            <text:p>9286.5</text:p>
          </table:table-cell>
          <table:table-cell office:value-type="string">
            <text:p>2376.5</text:p>
          </table:table-cell>
          <table:table-cell office:value-type="string">
            <text:p>7511.9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SDP</text:p>
          </table:table-cell>
          <table:table-cell office:value-type="float" office:value="58">
            <text:p>58</text:p>
          </table:table-cell>
          <table:table-cell office:value-type="float" office:value="721810">
            <text:p>721810</text:p>
          </table:table-cell>
          <table:table-cell office:value-type="float" office:value="795051">
            <text:p>795051</text:p>
          </table:table-cell>
          <table:table-cell office:value-type="float" office:value="287485">
            <text:p>287485</text:p>
          </table:table-cell>
          <table:table-cell office:value-type="float" office:value="66500">
            <text:p>66500</text:p>
          </table:table-cell>
          <table:table-cell office:value-type="float" office:value="118650">
            <text:p>118650</text:p>
          </table:table-cell>
          <table:table-cell office:value-type="float" office:value="54190">
            <text:p>54190</text:p>
          </table:table-cell>
          <table:table-cell office:value-type="float" office:value="23490">
            <text:p>23490</text:p>
          </table:table-cell>
          <table:table-cell office:value-type="float" office:value="141970">
            <text:p>141970</text:p>
          </table:table-cell>
          <table:table-cell office:value-type="float" office:value="7000">
            <text:p>7000</text:p>
          </table:table-cell>
          <table:table-cell office:value-type="float" office:value="165363">
            <text:p>165363</text:p>
          </table:table-cell>
          <table:table-cell office:value-type="float" office:value="638924">
            <text:p>638924</text:p>
          </table:table-cell>
          <table:table-cell office:value-type="float" office:value="25082">
            <text:p>25082</text:p>
          </table:table-cell>
          <table:table-cell office:value-type="float" office:value="238">
            <text:p>238</text:p>
          </table:table-cell>
          <table:table-cell office:value-type="string">
            <text:p>0.24</text:p>
          </table:table-cell>
          <table:table-cell office:value-type="float" office:value="12445">
            <text:p>12445</text:p>
          </table:table-cell>
          <table:table-cell office:value-type="string">
            <text:p>934.31</text:p>
          </table:table-cell>
          <table:table-cell office:value-type="string">
            <text:p>11015.93</text:p>
          </table:table-cell>
        </table:table-row>
        <table:table-row table:style-name="ro1">
          <table:table-cell office:value-type="string">
            <text:p>10</text:p>
          </table:table-cell>
          <table:table-cell office:value-type="string">
            <text:p>SKP</text:p>
          </table:table-cell>
          <table:table-cell office:value-type="float" office:value="11">
            <text:p>11</text:p>
          </table:table-cell>
          <table:table-cell office:value-type="float" office:value="6447">
            <text:p>6447</text:p>
          </table:table-cell>
          <table:table-cell office:value-type="float" office:value="6647">
            <text:p>6647</text:p>
          </table:table-cell>
          <table:table-cell office:value-type="float" office:value="3107">
            <text:p>3107</text:p>
          </table:table-cell>
          <table:table-cell table:number-columns-repeated="4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5557">
            <text:p>5557</text:p>
          </table:table-cell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string">
            <text:p>0.08</text:p>
          </table:table-cell>
          <table:table-cell office:value-type="string">
            <text:p>586.09</text:p>
          </table:table-cell>
          <table:table-cell office:value-type="float" office:value="0">
            <text:p>0</text:p>
          </table:table-cell>
          <table:table-cell office:value-type="string">
            <text:p>505.18</text:p>
          </table:table-cell>
        </table:table-row>
        <table:table-row table:style-name="ro1">
          <table:table-cell office:value-type="string">
            <text:p>11</text:p>
          </table:table-cell>
          <table:table-cell office:value-type="string">
            <text:p>SSP</text:p>
          </table:table-cell>
          <table:table-cell office:value-type="float" office:value="1">
            <text:p>1</text:p>
          </table:table-cell>
          <table:table-cell table:number-columns-repeated="3" office:value-type="float" office:value="600">
            <text:p>600</text:p>
          </table:table-cell>
          <table:table-cell table:number-columns-repeated="7"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0.02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12</text:p>
          </table:table-cell>
          <table:table-cell office:value-type="string">
            <text:p>ST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3</text:p>
          </table:table-cell>
          <table:table-cell office:value-type="string">
            <text:p>VAS</text:p>
          </table:table-cell>
          <table:table-cell office:value-type="float" office:value="147">
            <text:p>147</text:p>
          </table:table-cell>
          <table:table-cell office:value-type="float" office:value="1170701">
            <text:p>1170701</text:p>
          </table:table-cell>
          <table:table-cell office:value-type="float" office:value="1165854">
            <text:p>1165854</text:p>
          </table:table-cell>
          <table:table-cell office:value-type="float" office:value="366013">
            <text:p>366013</text:p>
          </table:table-cell>
          <table:table-cell office:value-type="float" office:value="61250">
            <text:p>61250</text:p>
          </table:table-cell>
          <table:table-cell office:value-type="float" office:value="171206">
            <text:p>171206</text:p>
          </table:table-cell>
          <table:table-cell office:value-type="float" office:value="23260">
            <text:p>23260</text:p>
          </table:table-cell>
          <table:table-cell office:value-type="float" office:value="24665">
            <text:p>24665</text:p>
          </table:table-cell>
          <table:table-cell office:value-type="float" office:value="190304">
            <text:p>190304</text:p>
          </table:table-cell>
          <table:table-cell office:value-type="float" office:value="81557">
            <text:p>81557</text:p>
          </table:table-cell>
          <table:table-cell office:value-type="float" office:value="312935">
            <text:p>312935</text:p>
          </table:table-cell>
          <table:table-cell office:value-type="float" office:value="1004475">
            <text:p>1004475</text:p>
          </table:table-cell>
          <table:table-cell office:value-type="float" office:value="30375">
            <text:p>30375</text:p>
          </table:table-cell>
          <table:table-cell office:value-type="float" office:value="236">
            <text:p>236</text:p>
          </table:table-cell>
          <table:table-cell office:value-type="string">
            <text:p>0.62</text:p>
          </table:table-cell>
          <table:table-cell office:value-type="string">
            <text:p>7963.95</text:p>
          </table:table-cell>
          <table:table-cell office:value-type="string">
            <text:p>158.23</text:p>
          </table:table-cell>
          <table:table-cell office:value-type="string">
            <text:p>6833.16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VIHR</text:p>
          </table:table-cell>
          <table:table-cell office:value-type="float" office:value="227">
            <text:p>227</text:p>
          </table:table-cell>
          <table:table-cell office:value-type="float" office:value="1428238">
            <text:p>1428238</text:p>
          </table:table-cell>
          <table:table-cell office:value-type="float" office:value="1458528">
            <text:p>1458528</text:p>
          </table:table-cell>
          <table:table-cell office:value-type="float" office:value="913188">
            <text:p>913188</text:p>
          </table:table-cell>
          <table:table-cell office:value-type="float" office:value="111280">
            <text:p>111280</text:p>
          </table:table-cell>
          <table:table-cell office:value-type="float" office:value="315112">
            <text:p>315112</text:p>
          </table:table-cell>
          <table:table-cell office:value-type="float" office:value="43063">
            <text:p>43063</text:p>
          </table:table-cell>
          <table:table-cell office:value-type="float" office:value="470">
            <text:p>470</text:p>
          </table:table-cell>
          <table:table-cell office:value-type="float" office:value="95325">
            <text:p>95325</text:p>
          </table:table-cell>
          <table:table-cell office:value-type="float" office:value="4096">
            <text:p>4096</text:p>
          </table:table-cell>
          <table:table-cell office:value-type="float" office:value="20171">
            <text:p>20171</text:p>
          </table:table-cell>
          <table:table-cell office:value-type="float" office:value="1148047">
            <text:p>1148047</text:p>
          </table:table-cell>
          <table:table-cell office:value-type="float" office:value="48138">
            <text:p>48138</text:p>
          </table:table-cell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string">
            <text:p>6291.8</text:p>
          </table:table-cell>
          <table:table-cell office:value-type="string">
            <text:p>189.7</text:p>
          </table:table-cell>
          <table:table-cell office:value-type="string">
            <text:p>5057.48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VP</text:p>
          </table:table-cell>
          <table:table-cell office:value-type="float" office:value="22">
            <text:p>22</text:p>
          </table:table-cell>
          <table:table-cell office:value-type="float" office:value="11240">
            <text:p>11240</text:p>
          </table:table-cell>
          <table:table-cell office:value-type="float" office:value="14500">
            <text:p>14500</text:p>
          </table:table-cell>
          <table:table-cell office:value-type="float" office:value="11809">
            <text:p>11809</text:p>
          </table:table-cell>
          <table:table-cell office:value-type="float" office:value="300">
            <text:p>300</text:p>
          </table:table-cell>
          <table:table-cell office:value-type="float" office:value="1051">
            <text:p>1051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0369">
            <text:p>10369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0.37</text:p>
          </table:table-cell>
          <table:table-cell office:value-type="string">
            <text:p>510.91</text:p>
          </table:table-cell>
          <table:table-cell office:value-type="float" office:value="0">
            <text:p>0</text:p>
          </table:table-cell>
          <table:table-cell office:value-type="string">
            <text:p>471.32</text:p>
          </table:table-cell>
        </table:table-row>
      </table:table>
      <table:table table:name="Sheet2" table:style-name="ta1" table:print="false">
        <table:table-column table:style-name="co20" table:default-cell-style-name="Default"/>
        <table:table-column table:style-name="co20" table:default-cell-style-name="ce2"/>
        <table:table-column table:style-name="co20" table:default-cell-style-name="ce3"/>
        <table:table-column table:style-name="co20" table:number-columns-repeated="2" table:default-cell-style-name="ce4"/>
        <table:table-column table:style-name="co20" table:default-cell-style-name="ce5"/>
        <table:table-column table:style-name="co20" table:default-cell-style-name="ce2"/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2" table:number-columns-repeated="4"/>
          <table:table-cell/>
        </table:table-row>
        <table:table-row table:style-name="ro1">
          <table:table-cell table:number-columns-repeated="2"/>
          <table:table-cell office:value-type="string">
            <text:p>Puolue</text:p>
          </table:table-cell>
          <table:table-cell office:value-type="string">
            <text:p>Ilmoittaneita</text:p>
          </table:table-cell>
          <table:table-cell office:value-type="string">
            <text:p>Ehdokkaita</text:p>
          </table:table-cell>
          <table:table-cell table:style-name="ce4" office:value-type="string">
            <text:p>%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TSP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formula="of:=[.D5]/[.E5]*100" office:value-type="float" office:value="1.44927536231884">
            <text:p>1.4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KD</text:p>
          </table:table-cell>
          <table:table-cell office:value-type="float" office:value="19">
            <text:p>19</text:p>
          </table:table-cell>
          <table:table-cell office:value-type="float" office:value="191">
            <text:p>191</text:p>
          </table:table-cell>
          <table:table-cell table:formula="of:=[.D6]/[.E6]*100" office:value-type="float" office:value="9.94764397905759">
            <text:p>9.9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KESK</text:p>
          </table:table-cell>
          <table:table-cell office:value-type="float" office:value="136">
            <text:p>136</text:p>
          </table:table-cell>
          <table:table-cell office:value-type="float" office:value="233">
            <text:p>233</text:p>
          </table:table-cell>
          <table:table-cell table:formula="of:=[.D7]/[.E7]*100" office:value-type="float" office:value="58.3690987124464">
            <text:p>58.37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KOK</text:p>
          </table:table-cell>
          <table:table-cell office:value-type="float" office:value="26">
            <text:p>26</text:p>
          </table:table-cell>
          <table:table-cell office:value-type="float" office:value="232">
            <text:p>232</text:p>
          </table:table-cell>
          <table:table-cell table:formula="of:=[.D8]/[.E8]*100" office:value-type="float" office:value="11.2068965517241">
            <text:p>11.2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11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table:formula="of:=[.D9]/[.E9]*100" office:value-type="float" office:value="30.3030303030303">
            <text:p>30.3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IR</text:p>
          </table:table-cell>
          <table:table-cell office:value-type="float" office:value="83">
            <text:p>83</text:p>
          </table:table-cell>
          <table:table-cell office:value-type="float" office:value="127">
            <text:p>127</text:p>
          </table:table-cell>
          <table:table-cell table:formula="of:=[.D10]/[.E10]*100" office:value-type="float" office:value="65.3543307086614">
            <text:p>65.3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S</text:p>
          </table:table-cell>
          <table:table-cell office:value-type="float" office:value="50">
            <text:p>50</text:p>
          </table:table-cell>
          <table:table-cell office:value-type="float" office:value="238">
            <text:p>238</text:p>
          </table:table-cell>
          <table:table-cell table:formula="of:=[.D11]/[.E11]*100" office:value-type="float" office:value="21.0084033613445">
            <text:p>21.0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KP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table:formula="of:=[.D12]/[.E12]*100" office:value-type="float" office:value="12.0481927710843">
            <text:p>12.0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DP</text:p>
          </table:table-cell>
          <table:table-cell office:value-type="float" office:value="58">
            <text:p>58</text:p>
          </table:table-cell>
          <table:table-cell office:value-type="float" office:value="238">
            <text:p>238</text:p>
          </table:table-cell>
          <table:table-cell table:formula="of:=[.D13]/[.E13]*100" office:value-type="float" office:value="24.3697478991597">
            <text:p>24.37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KP</text:p>
          </table:table-cell>
          <table:table-cell office:value-type="float" office:value="11">
            <text:p>11</text:p>
          </table:table-cell>
          <table:table-cell office:value-type="float" office:value="143">
            <text:p>143</text:p>
          </table:table-cell>
          <table:table-cell table:formula="of:=[.D14]/[.E14]*100" office:value-type="float" office:value="7.69230769230769">
            <text:p>7.69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SP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formula="of:=[.D15]/[.E15]*100" office:value-type="float" office:value="2.27272727272727">
            <text:p>2.27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P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formula="of:=[.D16]/[.E16]*100" office:value-type="float" office:value="4.25531914893617">
            <text:p>4.2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AS</text:p>
          </table:table-cell>
          <table:table-cell office:value-type="float" office:value="147">
            <text:p>147</text:p>
          </table:table-cell>
          <table:table-cell office:value-type="float" office:value="236">
            <text:p>236</text:p>
          </table:table-cell>
          <table:table-cell table:formula="of:=[.D17]/[.E17]*100" office:value-type="float" office:value="62.2881355932203">
            <text:p>62.29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IHR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table:formula="of:=[.D18]/[.E18]*100" office:value-type="float" office:value="99.5614035087719">
            <text:p>99.5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P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table:formula="of:=[.D19]/[.E19]*100" office:value-type="float" office:value="36.6666666666667">
            <text:p>36.67</text:p>
          </table:table-cell>
          <table:table-cell/>
        </table:table-row>
        <table:table-row table:style-name="ro1">
          <table:table-cell table:number-columns-repeated="2"/>
          <table:table-cell table:style-name="ce2" table:number-columns-repeated="4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6">16/04/2011</text:date>, <text:time>19:4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dc:date>2011-04-16T19:43:22</dc:date>
    <dc:creator>Joona Lehtomäki</dc:creator>
    <meta:editing-duration>PT2M59S</meta:editing-duration>
    <meta:editing-cycles>2</meta:editing-cycles>
    <meta:document-statistic meta:table-count="2" meta:cell-count="383" meta:object-count="0"/>
  </office:meta>
</office:document-meta>
</file>